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2.675cm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1.973cm" fo:min-width="2.99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2.992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175cm" svg:height="2.222cm" svg:x="1.952cm" svg:y="3.223cm">
          <text:p text:style-name="P1">USB-C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493cm" svg:height="2.223cm" svg:x="6.397cm" svg:y="3.222cm">
          <text:p text:style-name="P1">Charging module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493cm" svg:height="2.223cm" svg:x="6.397cm" svg:y="6.397cm">
          <text:p text:style-name="P1">26650 Battery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493cm" svg:height="2.223cm" svg:x="6.397cm" svg:y="9.254cm">
          <text:p text:style-name="P1">Voltage boast to 9V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2cm" svg:height="2.223cm" svg:x="11.795cm" svg:y="3.222cm">
          <text:p text:style-name="P2">GND CAP</text:p>
          <draw:enhanced-geometry svg:viewBox="0 0 21600 21600" draw:type="rectangle" draw:enhanced-path="M 0 0 L 21600 0 21600 21600 0 21600 0 0 Z N"/>
        </draw:custom-shape>
        <draw:line draw:style-name="gr4" draw:text-style-name="P3" xml:id="id2" draw:id="id2" draw:layer="layout" svg:x1="9.89cm" svg:y1="4.175cm" svg:x2="11.795cm" svg:y2="4.175cm">
          <text:p/>
        </draw:line>
        <draw:connector draw:style-name="gr5" draw:text-style-name="P5" draw:layer="layout" draw:line-skew="0.77cm -2.539cm" svg:x1="9.89cm" svg:y1="10.365cm" svg:x2="9.89cm" svg:y2="4.175cm" draw:start-shape="id1" draw:start-glue-point="1" draw:end-shape="id2" draw:end-glue-point="3" svg:d="M9890 10365h1270v-6190h-1270" svg:viewBox="0 0 1271 6191">
          <text:p text:style-name="P4"><text:span text:style-name="T1">GND -&gt;</text:span></text:p>
        </draw:connector>
        <draw:custom-shape draw:style-name="gr3" draw:text-style-name="P2" xml:id="id6" draw:id="id6" draw:layer="layout" svg:width="3.492cm" svg:height="2.223cm" svg:x="6.397cm" svg:y="12.429cm">
          <text:p text:style-name="P2">POS CA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127cm" svg:y1="4.334cm" svg:x2="6.397cm" svg:y2="4.333cm" draw:start-shape="id3" draw:start-glue-point="1" draw:end-shape="id4" draw:end-glue-point="3" svg:d="M5127 4334l1270-1" svg:viewBox="0 0 1271 2">
          <text:p/>
        </draw:connector>
        <draw:connector draw:style-name="gr7" draw:text-style-name="P3" draw:layer="layout" draw:type="line" svg:x1="8.143cm" svg:y1="5.445cm" svg:x2="8.143cm" svg:y2="6.397cm" draw:start-shape="id4" draw:start-glue-point="2" draw:end-shape="id5" draw:end-glue-point="0" svg:d="M8143 5445v952" svg:viewBox="0 0 1 953">
          <text:p/>
        </draw:connector>
        <draw:connector draw:style-name="gr8" draw:text-style-name="P3" draw:layer="layout" draw:type="line" svg:x1="8.143cm" svg:y1="8.62cm" svg:x2="8.143cm" svg:y2="9.254cm" draw:start-shape="id5" draw:start-glue-point="2" draw:end-shape="id1" draw:end-glue-point="0" svg:d="M8143 8620v634" svg:viewBox="0 0 1 635">
          <text:p/>
        </draw:connector>
        <draw:connector draw:style-name="gr9" draw:text-style-name="P3" draw:layer="layout" draw:type="line" svg:x1="8.143cm" svg:y1="11.477cm" svg:x2="8.143cm" svg:y2="12.429cm" draw:start-shape="id1" draw:start-glue-point="2" draw:end-shape="id6" draw:end-glue-point="0" svg:d="M8143 11477v952" svg:viewBox="0 0 1 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02T16:20:32.924945500</meta:creation-date>
    <dc:date>2026-01-02T16:29:07.266616000</dc:date>
    <meta:editing-duration>PT8M34S</meta:editing-duration>
    <meta:editing-cycles>2</meta:editing-cycles>
    <meta:generator>LibreOffice/25.8.4.2$Windows_X86_64 LibreOffice_project/290daaa01b999472f0c7a3890eb6a550fd74c6df</meta:generator>
    <meta:document-statistic meta:object-count="12"/>
  </office:meta>
</office:document-meta>
</file>